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6_27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Joseph Silberman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7">For a funeral/</text:p>
      <text:p text:style-name="P6">Materialists who deny that God has shapen the human heart to throb with compassion, gloomy/ misanthropes who disbelieve in the existence of human goodness may affect <text:span text:style-name="T2">to care nothing</text:span><text:span text:style-name="T3"> indifference for/ the evidences of commiseration and the expressions of condolence </text:span><text:span text:style-name="T2">but those</text:span><text:span text:style-name="T3"> in the hour of affliction,/ but those who have not studied to crush out of existence the/ noblest part of their nature; creatures who love/ their fellow-mortals--and thank God they </text:span><text:span text:style-name="T2">form</text:span><text:span text:style-name="T3"> constitute the/ </text:span><text:span text:style-name="T2">largest portion</text:span><text:span text:style-name="T3"> bulk of mankind--, creatures who can weep/ over the </text:span><text:span text:style-name="T2">misfortune</text:span><text:span text:style-name="T3"> misery of others, and rejoice at other/ people's happiness, are </text:span><text:span text:style-name="T2">unutterably</text:span><text:span text:style-name="T3"> indescribably soothed at/ the thought that their own sorrows have opened a cur-/-rent of </text:span><text:span text:style-name="T2">human</text:span><text:span text:style-name="T3"> sympathy. <text:s/>Sympathy that sweet/ sentiment which I call </text:span><text:span text:style-name="T2">godly</text:span><text:span text:style-name="T3"> heaven like speaks to the soul/ audibly, even though </text:span><text:span text:style-name="T2">the</text:span><text:span text:style-name="T3"> our lips </text:span><text:span text:style-name="T2">may</text:span><text:span text:style-name="T3"> do not move. <text:s/>The ten-/-der looks have a voice; the very pressure of the hand/ says: "brother, sister; my feelings are stirred; I ea-/-gerly wish that your anguish pass away, that/ your trouble be relieved;" and such assurances touch/ us deeply, they are most grateful to the sen-/-sitive. <text:s/>The wisest moralist expressed this idea/ graphically, when he wrote [Hebrew]/ "As in water face answers to face, so does the heart of man/ to man."/</text:span></text:p>
      <text:p text:style-name="P6"><text:span text:style-name="T3"/></text:p>
      <text:p text:style-name="P6"><text:span text:style-name="T3">[Page 2]</text:span></text:p>
      <text:p text:style-name="P6"><text:span text:style-name="T3">Now, many who can remember this house in/ the near past, and recall the objects who departed/ hence soon to follow each other to the eternal home,/ must be drawn towards the bereaved with fra-/-ternal compassion. <text:s/>Specially </text:span><text:span text:style-name="T2">they</text:span><text:span text:style-name="T3"> must they yearn/ towards one whose unfortunate circumstances have left almost/ solitary to </text:span><text:span text:style-name="T2">lament over</text:span><text:span text:style-name="T3"> bewail the </text:span><text:span text:style-name="T2">void</text:span><text:span text:style-name="T3"> losses which </text:span><text:span text:style-name="T2">her have</text:span><text:span text:style-name="T3">/ </text:span><text:span text:style-name="T2">losses repented</text:span><text:span text:style-name="T3"> have created </text:span><text:soft-page-break/><text:span text:style-name="T3">around her a terrible void. <text:s/>But I am not placed/ beside this coffin, to intensify grief by a recital/ of domestic sorrows, nor do I deem eulogies/ the most effective balm to wounds still wofully[sic!]/ sore. <text:s/>The memory of the dead must be cherished;/ it were unnatural to wipe it away form the ta-/-blets of the heart. <text:s/>The virtues of the dead should/ be treasured in our minds, as incentives to good-/-ness; their </text:span><text:span text:style-name="T2">imperfections</text:span><text:span text:style-name="T3"> foibles and shortcomings should/ serve as reminders of the weaknesses to which/ all mortals are liable, and which we should/ endeavour to overcome, but the remembrance of a/ lasting separation on earth, must purify not/ consume our existence here below. <text:s/>There are/ fountains from which consolation does flow, to/ prevent our becoming morally and spiritually withered by sorrows./</text:span></text:p>
      <text:p text:style-name="P6"><text:span text:style-name="T3"/></text:p>
      <text:p text:style-name="P6"><text:span text:style-name="T3">[Page 3]</text:span></text:p>
      <text:p text:style-name="P6"><text:span text:style-name="T3">In the present melancholy instance, a source/ of comfort to her who </text:span><text:span text:style-name="T2">must</text:span><text:span text:style-name="T3"> needs it most, lies in the thought</text:span><text:span text:style-name="T2">s of her who has</text:span><text:span text:style-name="T3"> that she/ </text:span><text:span text:style-name="T2">resignedly</text:span><text:span text:style-name="T3"> suffered with resignation a succession of trials, the full ex-/-tent of which only the all-seeing eye of God/ has beheld. <text:s/>Again: the knowledge that the/ years of her widowhood may yet be sweet-/-ened by the affectionate attention of brothers and/ sister; that, removed from painful surround-/-ings she may find </text:span><text:span text:style-name="T2">solace</text:span><text:span text:style-name="T3"> quietness, is a stream whence/ </text:span><text:span text:style-name="T2">so</text:span><text:span text:style-name="T3"> consolation may well up. <text:s/>But principally/ a communion with her Maker [Hebrew]/ [Hebrew] "the God of truth without iniquity,/ who is just and right," will widen and/ brighten her horizon and she will discover cause/ for </text:span><text:span text:style-name="T2">calmness</text:span><text:span text:style-name="T3"> solace and contentment. <text:s/>Compelled no/ more by filial and conjugal duties to </text:span><text:span text:style-name="T2">devote</text:span><text:span text:style-name="T3"> tax her/ strength </text:span><text:span text:style-name="T2">to</text:span><text:span text:style-name="T3"> for the mitigation of the bodily ailments/ of dear ones at home, invigorated by a cessation of/ labor, she will direct her energies to works most/ acceptable to the Lord and pleasing and profitable to herself, becoming an angel of charity,/ of mercy and peace wherever her presence and kindly/ ministration be required. <text:s/>Thus will she honor parents, sis-/-ter and husband whom the inscrutable decree of God/</text:span></text:p>
      <text:p text:style-name="P6"><text:span text:style-name="T3"/></text:p>
      <text:p text:style-name="P6"><text:span text:style-name="T3">[Page 4]</text:span></text:p>
      <text:p text:style-name="P8">would<text:span text:style-name="T3"> commanded that she should part with on/ this side of the grave./</text:span></text:p>
      <text:p text:style-name="P8"><text:span text:style-name="T3">O Eternal! <text:s/>We beseech Thee for the sake of Thy/ servant Joseph Silberman, whom Thou hast sum-/-moned to Thy tribunal. <text:s/>Dare we believe that he/ who endured physical ills long till the great day/ of pardon had just closed upon </text:span>us<text:span text:style-name="T3"> the house of Israel, was auspiciously/ ushered into Thy presence cleansed from all impurities?/ <text:s/>The secret things belong unto Thee O Lord our God, and/ we shall not presume to ask for a revelation of what/ is beyond human understanding, but we may offer/ ardent supplications. <text:s/></text:span>let it be Thy will,<text:span text:style-name="T3"> O heavenly/ Judge, we pray that the merits acquired by our brother in faith/ may outweigh his backslidings, </text:span>and<text:span text:style-name="T3"> but if neglect of/ sacred obligations should rise to accuse, </text:span>may<text:span text:style-name="T3"> grant that the per-/-formance of righteous deeds, pleading for the soul of the de-/-ceased, </text:span>and<text:span text:style-name="T3"> may win for it Thy Paternal smile and favor/ and grace. <text:s/>Consoler of the afflicted! <text:s/>Let Thy bounteous goodness be shown/ to those who mourn, to the sick and to the hap-/-less, and may the </text:span>b<text:span text:style-name="T3"> living praise Thee because they feel that Thou </text:span>art<text:span text:style-name="T3"> has been their/ </text:span>Deliverer<text:span text:style-name="T3"> Healer, their Protector and </text:span>savior<text:span text:style-name="T3"> everlasting Deliverer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10T14:26:06.66</meta:creation-date>
    <dc:date>2012-10-10T15:07:18.36</dc:date>
    <dc:creator>Penn Libraries</dc:creator>
    <meta:editing-duration>PT00H06M5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0" meta:word-count="991" meta:character-count="6274"/>
  </office:meta>
</office:document-meta>
</file>